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Open Sans', Roboto, Georgia, Tahoma, Geneva, sans-serif"/>
    <style:font-face style:name="Open Sans" svg:font-family="'Open Sans', sans-serif"/>
    <style:font-face style:name="Oswald" svg:font-family="Oswald, serif"/>
    <style:font-face style:name="ProximaNova" svg:font-family="ProximaNova"/>
    <style:font-face style:name="Times New Roman" svg:font-family="'Times New Roman'"/>
    <style:font-face style:name="Whitney" svg:font-family="Whitney, 'Helvetica Neue', Helvetic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style:font-name="Liberation Serif" fo:font-size="12pt" style:font-size-asian="12pt" style:font-size-complex="12pt"/>
    </style:style>
    <style:style style:name="P2" style:family="paragraph" style:parent-style-name="Standard" style:list-style-name="L1"/>
    <style:style style:name="P3" style:family="paragraph" style:parent-style-name="Standard">
      <style:text-properties style:font-name="Liberation Serif" fo:font-size="12pt" style:font-size-asian="12pt" style:font-size-complex="12pt"/>
    </style:style>
    <style:style style:name="P4" style:family="paragraph" style:parent-style-name="Standard" style:list-style-name="L1">
      <style:text-properties style:font-name="Liberation Serif" fo:font-size="12pt" style:font-size-asian="12pt" style:font-size-complex="12pt"/>
    </style:style>
    <style:style style:name="P5" style:family="paragraph" style:parent-style-name="Standard">
      <style:text-properties style:font-name="Liberation Serif" fo:font-size="12pt" officeooo:paragraph-rsid="00139c5b" style:font-size-asian="12pt" style:font-size-complex="12pt"/>
    </style:style>
    <style:style style:name="P6" style:family="paragraph" style:parent-style-name="Standard">
      <style:text-properties style:font-name="Liberation Serif" fo:font-size="12pt" officeooo:rsid="0014328c" officeooo:paragraph-rsid="0014328c" style:font-size-asian="12pt" style:font-size-complex="12pt"/>
    </style:style>
    <style:style style:name="P7" style:family="paragraph" style:parent-style-name="Standard">
      <style:text-properties style:font-name="Liberation Serif" fo:font-size="12pt" officeooo:paragraph-rsid="0014328c" style:font-size-asian="12pt" style:font-size-complex="12pt"/>
    </style:style>
    <style:style style:name="P8" style:family="paragraph" style:parent-style-name="Standard">
      <style:text-properties fo:color="#000000" fo:font-weight="normal" officeooo:rsid="0014328c" officeooo:paragraph-rsid="0014328c" style:font-weight-asian="normal" style:font-weight-complex="normal"/>
    </style:style>
    <style:style style:name="P9" style:family="paragraph" style:parent-style-name="Standard">
      <style:text-properties fo:color="#000000" fo:font-weight="normal" officeooo:rsid="0015c58a" officeooo:paragraph-rsid="0015c58a" style:font-weight-asian="normal" style:font-weight-complex="normal"/>
    </style:style>
    <style:style style:name="P10" style:family="paragraph" style:parent-style-name="Standard">
      <style:text-properties fo:color="#000000" fo:font-weight="normal" officeooo:rsid="0015f6be" officeooo:paragraph-rsid="0015f6be" style:font-weight-asian="normal" style:font-weight-complex="normal"/>
    </style:style>
    <style:style style:name="P11" style:family="paragraph" style:parent-style-name="Standard">
      <style:text-properties fo:color="#000000" fo:font-weight="normal" officeooo:rsid="00174d06" officeooo:paragraph-rsid="00174d06" style:font-weight-asian="normal" style:font-weight-complex="normal"/>
    </style:style>
    <style:style style:name="P12" style:family="paragraph" style:parent-style-name="Standard">
      <style:text-properties fo:color="#000000" fo:font-weight="normal" officeooo:rsid="00174d06" officeooo:paragraph-rsid="0019206f" style:font-weight-asian="normal" style:font-weight-complex="normal"/>
    </style:style>
    <style:style style:name="P13" style:family="paragraph" style:parent-style-name="Standard">
      <style:text-properties fo:color="#000000" fo:font-weight="normal" officeooo:rsid="001a4959" officeooo:paragraph-rsid="001c235d" style:font-weight-asian="normal" style:font-weight-complex="normal"/>
    </style:style>
    <style:style style:name="P14" style:family="paragraph" style:parent-style-name="Standard">
      <style:text-properties fo:color="#000000" fo:font-weight="normal" officeooo:rsid="001a4959" officeooo:paragraph-rsid="001e1017" style:font-weight-asian="normal" style:font-weight-complex="normal"/>
    </style:style>
    <style:style style:name="P15" style:family="paragraph" style:parent-style-name="Standard">
      <style:text-properties fo:color="#000000" fo:font-weight="normal" officeooo:rsid="001c235d" officeooo:paragraph-rsid="001c235d" style:font-weight-asian="normal" style:font-weight-complex="normal"/>
    </style:style>
    <style:style style:name="P16" style:family="paragraph" style:parent-style-name="Standard">
      <style:text-properties fo:color="#000000" fo:font-weight="normal" officeooo:rsid="001e8657" officeooo:paragraph-rsid="001e8657" style:font-weight-asian="normal" style:font-weight-complex="normal"/>
    </style:style>
    <style:style style:name="P17" style:family="paragraph" style:parent-style-name="Standard">
      <style:text-properties fo:color="#000000" fo:font-weight="normal" officeooo:rsid="00206a25" officeooo:paragraph-rsid="00206a25" style:font-weight-asian="normal" style:font-weight-complex="normal"/>
    </style:style>
    <style:style style:name="P18" style:family="paragraph" style:parent-style-name="Text_20_body">
      <style:text-properties style:font-name="Liberation Serif" fo:font-size="12pt" style:font-size-asian="12pt" style:font-size-complex="12pt"/>
    </style:style>
    <style:style style:name="P19" style:family="paragraph" style:parent-style-name="Text_20_body">
      <style:paragraph-properties fo:margin-left="0cm" fo:margin-right="0cm" fo:margin-top="0cm" fo:margin-bottom="0.593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Text_20_body" style:list-style-name="L2">
      <style:paragraph-properties fo:margin-left="0cm" fo:margin-right="0cm" fo:margin-top="0cm" fo:margin-bottom="0.593cm" loext:contextual-spacing="false" fo:orphans="2" fo:widows="2" fo:text-indent="0cm" style:auto-text-indent="false" fo:padding="0cm" fo:border="none"/>
      <style:text-properties style:font-name="Liberation Serif" fo:font-size="12pt" style:font-size-asian="12pt" style:font-size-complex="12pt"/>
    </style:style>
    <style:style style:name="P21" style:family="paragraph" style:parent-style-name="Text_20_body" style:list-style-name="L3">
      <style:paragraph-properties fo:margin-left="0cm" fo:margin-right="0cm" fo:margin-top="0cm" fo:margin-bottom="0.593cm" loext:contextual-spacing="false" fo:orphans="2" fo:widows="2" fo:text-indent="0cm" style:auto-text-indent="false" fo:padding="0cm" fo:border="none"/>
      <style:text-properties style:font-name="Liberation Serif" fo:font-size="12pt" style:font-size-asian="12pt" style:font-size-complex="12pt"/>
    </style:style>
    <style:style style:name="P22" style:family="paragraph" style:parent-style-name="Text_20_body" style:list-style-name="L4">
      <style:paragraph-properties fo:margin-left="0cm" fo:margin-right="0cm" fo:margin-top="0cm" fo:margin-bottom="0.593cm" loext:contextual-spacing="false" fo:orphans="2" fo:widows="2" fo:text-indent="0cm" style:auto-text-indent="false" fo:padding="0cm" fo:border="none"/>
      <style:text-properties style:font-name="Liberation Serif" fo:font-size="12pt" style:font-size-asian="12pt" style:font-size-complex="12pt"/>
    </style:style>
    <style:style style:name="P23" style:family="paragraph" style:parent-style-name="Text_20_body" style:list-style-name="L5">
      <style:paragraph-properties fo:margin-left="0cm" fo:margin-right="0cm" fo:margin-top="0cm" fo:margin-bottom="0.593cm" loext:contextual-spacing="false" fo:orphans="2" fo:widows="2" fo:text-indent="0cm" style:auto-text-indent="false" fo:padding="0cm" fo:border="none"/>
      <style:text-properties style:font-name="Liberation Serif" fo:font-size="12pt" style:font-size-asian="12pt" style:font-size-complex="12pt"/>
    </style:style>
    <style:style style:name="P24" style:family="paragraph" style:parent-style-name="Text_20_body" style:list-style-name="L6">
      <style:paragraph-properties fo:margin-left="0cm" fo:margin-right="0cm" fo:margin-top="0cm" fo:margin-bottom="0.593cm" loext:contextual-spacing="false" fo:orphans="2" fo:widows="2" fo:text-indent="0cm" style:auto-text-indent="false" fo:padding="0cm" fo:border="none"/>
      <style:text-properties style:font-name="Liberation Serif" fo:font-size="12pt" style:font-size-asian="12pt" style:font-size-complex="12pt"/>
    </style:style>
    <style:style style:name="P25" style:family="paragraph" style:parent-style-name="Text_20_body" style:list-style-name="L5">
      <style:paragraph-properties fo:margin-top="0cm" fo:margin-bottom="0.593cm" loext:contextual-spacing="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list-style-name="L2">
      <style:paragraph-properties fo:margin-top="0cm" fo:margin-bottom="0.593cm" loext:contextual-spacing="false" fo:orphans="2" fo:widows="2" fo:padding="0cm" fo:border="none"/>
      <style:text-properties style:font-name="Liberation Serif" fo:font-size="12pt" style:font-size-asian="12pt" style:font-size-complex="12pt"/>
    </style:style>
    <style:style style:name="P27" style:family="paragraph" style:parent-style-name="Text_20_body" style:list-style-name="L3">
      <style:paragraph-properties fo:margin-top="0cm" fo:margin-bottom="0.593cm" loext:contextual-spacing="false" fo:orphans="2" fo:widows="2" fo:padding="0cm" fo:border="none"/>
      <style:text-properties style:font-name="Liberation Serif" fo:font-size="12pt" style:font-size-asian="12pt" style:font-size-complex="12pt"/>
    </style:style>
    <style:style style:name="P28" style:family="paragraph" style:parent-style-name="Text_20_body" style:list-style-name="L4">
      <style:paragraph-properties fo:margin-top="0cm" fo:margin-bottom="0.593cm" loext:contextual-spacing="false" fo:orphans="2" fo:widows="2" fo:padding="0cm" fo:border="none"/>
      <style:text-properties style:font-name="Liberation Serif" fo:font-size="12pt" style:font-size-asian="12pt" style:font-size-complex="12pt"/>
    </style:style>
    <style:style style:name="P29" style:family="paragraph" style:parent-style-name="Text_20_body" style:list-style-name="L5">
      <style:paragraph-properties fo:margin-top="0cm" fo:margin-bottom="0.593cm" loext:contextual-spacing="false" fo:orphans="2" fo:widows="2" fo:padding="0cm" fo:border="none"/>
      <style:text-properties style:font-name="Liberation Serif" fo:font-size="12pt" style:font-size-asian="12pt" style:font-size-complex="12pt"/>
    </style:style>
    <style:style style:name="P30" style:family="paragraph" style:parent-style-name="Text_20_body" style:list-style-name="L6">
      <style:paragraph-properties fo:margin-top="0cm" fo:margin-bottom="0.593cm" loext:contextual-spacing="false" fo:orphans="2" fo:widows="2" fo:padding="0cm" fo:border="none"/>
      <style:text-properties style:font-name="Liberation Serif" fo:font-size="12pt" style:font-size-asian="12pt" style:font-size-complex="12pt"/>
    </style:style>
    <style:style style:name="P31" style:family="paragraph" style:parent-style-name="Heading_20_3">
      <style:text-properties fo:font-variant="normal" fo:text-transform="none" fo:color="#000000" style:font-name="Liberation Serif" fo:font-size="12pt" fo:letter-spacing="normal" fo:font-style="normal" fo:font-weight="normal" officeooo:rsid="0014328c" officeooo:paragraph-rsid="0014328c" style:font-size-asian="12pt" style:font-size-complex="12pt"/>
    </style:style>
    <style:style style:name="P32" style:family="paragraph" style:parent-style-name="Heading_20_3">
      <style:paragraph-properties fo:margin-left="0cm" fo:margin-right="0cm" fo:margin-top="0cm" fo:margin-bottom="0.212cm" loext:contextual-spacing="false" fo:line-height="12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bold"/>
    </style:style>
    <style:style style:name="T4" style:family="text">
      <style:text-properties fo:font-variant="normal" fo:text-transform="none" fo:color="#dcddde" style:font-name="Whitney" fo:font-size="9pt" fo:letter-spacing="normal" fo:font-style="normal"/>
    </style:style>
    <style:style style:name="T5" style:family="text">
      <style:text-properties fo:font-variant="normal" fo:text-transform="none" fo:color="#dcddde" style:font-name="Whitney" fo:font-size="9pt" fo:letter-spacing="normal" fo:font-style="normal" officeooo:rsid="001e1017"/>
    </style:style>
    <style:style style:name="T6" style:family="text">
      <style:text-properties fo:font-variant="normal" fo:text-transform="none" style:font-name="Whitney" fo:font-size="9pt" fo:letter-spacing="normal" fo:font-style="normal"/>
    </style:style>
    <style:style style:name="T7" style:family="text">
      <style:text-properties fo:font-variant="normal" fo:text-transform="none" style:font-name="Whitney" fo:font-size="9pt" fo:letter-spacing="normal" fo:font-style="normal" officeooo:rsid="0015f6be"/>
    </style:style>
    <style:style style:name="T8" style:family="text">
      <style:text-properties fo:font-variant="normal" fo:text-transform="none" style:font-name="Whitney" fo:font-size="9pt" fo:letter-spacing="normal" fo:font-style="normal" officeooo:rsid="0019206f"/>
    </style:style>
    <style:style style:name="T9" style:family="text">
      <style:text-properties fo:font-variant="normal" fo:text-transform="none" style:font-name="Whitney" fo:font-size="9pt" fo:letter-spacing="normal" fo:font-style="normal" officeooo:rsid="001a4959"/>
    </style:style>
    <style:style style:name="T10" style:family="text">
      <style:text-properties fo:font-variant="normal" fo:text-transform="none" style:font-name="Whitney" fo:font-size="9pt" fo:letter-spacing="normal" fo:font-style="normal" officeooo:rsid="001c235d"/>
    </style:style>
    <style:style style:name="T11" style:family="text">
      <style:text-properties fo:font-variant="normal" fo:text-transform="none" style:font-name="Whitney" fo:font-size="9pt" fo:letter-spacing="normal" fo:font-style="normal" officeooo:rsid="001e1017"/>
    </style:style>
    <style:style style:name="T12" style:family="text">
      <style:text-properties fo:font-variant="normal" fo:text-transform="none" style:font-name="Open Sans" fo:font-size="9.60000038146973pt" fo:letter-spacing="normal" fo:font-style="normal"/>
    </style:style>
    <style:style style:name="T13" style:family="text">
      <style:text-properties fo:color="#000000" fo:letter-spacing="normal" fo:font-style="italic" fo:font-weight="normal"/>
    </style:style>
    <style:style style:name="T14" style:family="text">
      <style:text-properties officeooo:rsid="00139c5b"/>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language="en" fo:country="US"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8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3">a ,c y d)</text:p>
      <text:p text:style-name="P3">GNU/Linux es un sistema operativo libre desarrollado por voluntarios de todo el mundo. Sus principales características son: </text:p>
      <text:p text:style-name="P3"/>
      <text:p text:style-name="P3">– multitarea: se pueden realizar varias actividades a la vez (navegar por Internet, editar un documento,compilar un programa,...) </text:p>
      <text:p text:style-name="P3">– multiusuario: varios usuarios pueden trabajar concurrentemente en un único ordenador con varios terminales (teclado y monitor) de forma que tengan la sensación de que es el único que está trabajando en el sistema. Cada usuario almacena sus datos (programas, documentos de texto, imágenes,...) en una cuenta privada o “home”. Notar que para que sea multiusuario es imprescindible que sea multitarea.</text:p>
      <text:p text:style-name="P3">– conectividad: permite las comunicaciones en red y el acceso a recursos remotamente. Por ejemplo, podemos acceder a nuestros datos situados en una máquina a través de otro equipo, conectados ambos a Internet</text:p>
      <text:p text:style-name="P3">– multiplataforma: se puede instalar en multitud de dispositivos, desde todo tipo de ordenadores de sobremesa y portátiles y servidores hasta videoconsolas o incluso teléfonos móviles.</text:p>
      <text:p text:style-name="P3">– libre: su código fuente está disponible. Cualquiera puede usarlo, modificarlo y distribuir. Una consecuencia de esto es que es gratis.</text:p>
      <text:p text:style-name="P3">– y muchas más características técnicas que se escapan del ámbito de esta asignatura</text:p>
      <text:p text:style-name="P3"/>
      <text:p text:style-name="P3">b)</text:p>
      <text:h text:style-name="P1" text:outline-level="4">Microsoft Windows</text:h>
      <text:p text:style-name="P18">Windows es, quizá, el más genérico de todos los sistemas operativos actuales. Creado en 1985, ofrece la mayor gama de aplicaciones para software. Al mismo tiempo, es el que ofrece mayor flexibilidad para la introducción de actualizaciones. Sin embargo, esto también le otorga una alta dosis de inestabilidad y vulnerabilidad, sobre todo en lo que se refiere a los virus que eventualmente pueden atacar el sistema. Es funcional para cualquier tipo de usuario: novel, iniciado, medio, avanzado o experto.</text:p>
      <text:h text:style-name="P1" text:outline-level="4">OSX</text:h>
      <text:p text:style-name="P18">Elegante, sencillo, estable. Aunque es exclusivo para los productos de la casa Apple, en los últimos años ha ido ganando presencia entre los consumidores, sobre todo tras el empleo masivo de dispositivos IPod, IPhone e IPad. Es muy útil para aquellos usuarios que no deseen perder tiempo reinsertando aplicaciones o actualizando permisos para su desarrollo. Su principal inconveniente es el alto precio de los productos Apple en el mercado. Eso sí, la calidad está garantizada de antemano.</text:p>
      <text:h text:style-name="P1" text:outline-level="4">Chrome OS</text:h>
      <text:p text:style-name="P18">Ha sido uno de los últimos en llegar al mercado. Su principal característica es que todo el trabajo se realiza desde el navegador, con lo cual los dispositivos no requieren de un disco local grande ni de un hardware demasiado sofisticado. Se destaca del resto por la velocidad de navegación, la sencillez y el precio asequible. Es el ideal para usuarios que pueden llevar a cabo la navegación sin necesidad de emplear dispositivos complejos. En Estados Unidos ya es un claro competidor de Windows y OSX.</text:p>
      <text:p text:style-name="P18">Unix</text:p>
      <text:p text:style-name="P18">Se conoce como Unix a la marca de una familia de sistemas operativos computacionales desarrollados a partir de la década de 1960 y que se caracterizan por ser de código abierto, es decir, <text:soft-page-break/>que sus propios usuarios pueden contribuir con su desarrollo, actualización y perfeccionamiento, además de ser portable, multitasking y multiusuario.</text:p>
      <text:p text:style-name="P18">No existe, por ende, una única versión de Unix, sino una serie de aplicaciones y desarrollos comerciales llamados “implementaciones”, algunos de los cuales son vendidos en el mercado con derechos de autor y otros ofrecidos gratuitamente entre comunidades de usuarios y colectivos informáticos.</text:p>
      <text:p text:style-name="P18">Aun así, se habla de “Unix tradicional” para referirse a la versión más o menos estándar. Del resto, puede hablarse de “similar a Unix”.</text:p>
      <text:p text:style-name="P18">Lo que resulta especial de Unix es su utilidad para administrar de manera conjunta los recursos de una máquina entre diversos usuarios, asignándolos a cada uno en base a un tiempo compartido.</text:p>
      <text:p text:style-name="P18">Es, además, el sistema operativo de mayor uso por los hackers en el mundo.</text:p>
      <text:p text:style-name="P18">c y d)</text:p>
      <text:p text:style-name="P18"><text:s/>GNU = GNU No es Unix</text:p>
      <text:p text:style-name="P18">• Iniciado por Richard Stallman en 1983 con el ﬁn de crear un Unix libre (el sistema GNU) </text:p>
      <text:p text:style-name="P18">• Para asegurar que el mismo fuera libre, se necesitó crear un marco regulatorio conocido como GPL (General Public License de GNU) </text:p>
      <text:p text:style-name="P18">• En 1985, Stallman crea la FSF (Free Software Foundation), con el ﬁn de ﬁnanciar el proyecto GNU </text:p>
      <text:p text:style-name="P18">• En 1990, GNU ya contaba con un editor de textos (Emacs), un compilador (GCC) y gran cantidad de bibliotecas que componen un Unix típico.</text:p>
      <text:p text:style-name="P18"><text:s/>• Faltaba el componente principal → El Núcleo (Kernel)</text:p>
      <text:p text:style-name="P18">GNU</text:p>
      <text:p text:style-name="P18">• Si bien ya se venía trabajando en un núcleo conocido como TRIX, es en 1988 que se decide abandonarlo debido a su complejidad (corría en hardware muy costoso) </text:p>
      <text:p text:style-name="P18">• En este momento se decide adoptar como base el núcleo MACH para crear GNU Hurd, el cual tampoco prospero </text:p>
      <text:p text:style-name="P18">• Linus Torvalds ya venía trabajando desde 1991 en un Kernel denominado Linux, el cual se distribuiría bajo licencia GPL </text:p>
      <text:p text:style-name="P18">• En el año 1992, Torvalds y Stallman deciden fusionar ambos proyectos, y es allí donde nace GNU/Linux </text:p>
      <text:p text:style-name="P18">• GNU/Linux pertenece al desarrollo del software libre</text:p>
      <text:p text:style-name="P3"/>
      <text:p text:style-name="P3"/>
      <text:p text:style-name="P3">f)</text:p>
      <text:p text:style-name="Standard"><text:span text:style-name="T15">POSIX (</text:span><text:a xlink:type="simple" xlink:href="https://es.wikipedia.org/wiki/Acrónimo" text:style-name="Internet_20_link" text:visited-style-name="Visited_20_Internet_20_Link"><text:span text:style-name="T15">acrónimo</text:span></text:a><text:span text:style-name="T15"> de Portable Operating System Interface, y X viene de </text:span><text:a xlink:type="simple" xlink:href="https://es.wikipedia.org/wiki/UNIX" text:style-name="Internet_20_link" text:visited-style-name="Visited_20_Internet_20_Link"><text:span text:style-name="T15">UNIX</text:span></text:a><text:span text:style-name="T15"> como seña de identidad de la </text:span><text:a xlink:type="simple" xlink:href="https://es.wikipedia.org/wiki/Application_Programming_Interface" text:style-name="Internet_20_link" text:visited-style-name="Visited_20_Internet_20_Link"><text:span text:style-name="T15">API</text:span></text:a><text:span text:style-name="T15">) es una norma escrita por la </text:span><text:a xlink:type="simple" xlink:href="https://es.wikipedia.org/wiki/IEEE" text:style-name="Internet_20_link" text:visited-style-name="Visited_20_Internet_20_Link"><text:span text:style-name="T15">IEEE</text:span></text:a><text:span text:style-name="T15">, que define una interfaz estándar del </text:span><text:a xlink:type="simple" xlink:href="https://es.wikipedia.org/wiki/Sistema_operativo" text:style-name="Internet_20_link" text:visited-style-name="Visited_20_Internet_20_Link"><text:span text:style-name="T15">sistema operativo</text:span></text:a><text:span text:style-name="T15"> y el entorno, incluyendo un </text:span><text:a xlink:type="simple" xlink:href="https://es.wikipedia.org/wiki/Intérprete_de_comandos" text:style-name="Internet_20_link" text:visited-style-name="Visited_20_Internet_20_Link"><text:span text:style-name="T15">intérprete de comandos</text:span></text:a><text:span text:style-name="T15"> (o "shell").</text:span><text:bookmark text:name="cite_ref-1"/><text:a xlink:type="simple" xlink:href="https://es.wikipedia.org/wiki/POSIX#cite_note-1" text:style-name="Internet_20_link" text:visited-style-name="Visited_20_Internet_20_Link"><text:span text:style-name="T15">1</text:span></text:a><text:span text:style-name="T15">​ </text:span></text:p>
      <text:p text:style-name="P3">2-</text:p>
      <text:p text:style-name="P3">a)</text:p>
      <text:p text:style-name="Text_20_body"><text:soft-page-break/><text:span text:style-name="T15">Una distribución GNU/Linux (coloquialmente llamada distro) es una </text:span><text:a xlink:type="simple" xlink:href="https://es.wikipedia.org/wiki/Distribución_de_software" text:style-name="Internet_20_link" text:visited-style-name="Visited_20_Internet_20_Link"><text:span text:style-name="T15">distribución de software</text:span></text:a><text:span text:style-name="T15"> basada en el </text:span><text:a xlink:type="simple" xlink:href="https://es.wikipedia.org/w/index.php?title=Núcleo_GNU/Linux&amp;action=edit&amp;redlink=1" text:style-name="Internet_20_link" text:visited-style-name="Visited_20_Internet_20_Link"><text:span text:style-name="T15">núcleo GNU/Linux</text:span></text:a><text:span text:style-name="T15"> que incluye determinados </text:span><text:a xlink:type="simple" xlink:href="https://es.wikipedia.org/wiki/Paquetes_de_software" text:style-name="Internet_20_link" text:visited-style-name="Visited_20_Internet_20_Link"><text:span text:style-name="T15">paquetes de software</text:span></text:a><text:span text:style-name="T15"> para satisfacer las necesidades de un grupo específico de usuarios, dando así origen a ediciones domésticas, empresariales y para servidores. Por lo general están compuestas, total o mayoritariamente, de </text:span><text:a xlink:type="simple" xlink:href="https://es.wikipedia.org/wiki/Software_libre" text:style-name="Internet_20_link" text:visited-style-name="Visited_20_Internet_20_Link"><text:span text:style-name="T15">software libre</text:span></text:a><text:span text:style-name="T15">, aunque a menudo incorporan aplicaciones o controladores </text:span><text:a xlink:type="simple" xlink:href="https://es.wikipedia.org/wiki/Software_propietario" text:style-name="Internet_20_link" text:visited-style-name="Visited_20_Internet_20_Link"><text:span text:style-name="T15">propietarios</text:span></text:a><text:span text:style-name="T15">.</text:span></text:p>
      <text:p text:style-name="Text_20_body"><text:span text:style-name="T15">Además del </text:span><text:a xlink:type="simple" xlink:href="https://es.wikipedia.org/wiki/Linux_(núcleo)" text:style-name="Internet_20_link" text:visited-style-name="Visited_20_Internet_20_Link"><text:span text:style-name="T15">núcleo Linux</text:span></text:a><text:span text:style-name="T15">, las distribuciones incluyen habitualmente las bibliotecas y herramientas del </text:span><text:a xlink:type="simple" xlink:href="https://es.wikipedia.org/wiki/Proyecto_GNU" text:style-name="Internet_20_link" text:visited-style-name="Visited_20_Internet_20_Link"><text:span text:style-name="T15">proyecto GNU</text:span></text:a><text:span text:style-name="T15"> y el sistema de ventanas </text:span><text:a xlink:type="simple" xlink:href="https://es.wikipedia.org/wiki/X_Window_System" text:style-name="Internet_20_link" text:visited-style-name="Visited_20_Internet_20_Link"><text:span text:style-name="T15">X Window System</text:span></text:a><text:span text:style-name="T15">. Dependiendo del tipo de usuarios a los que la distribución esté dirigida se incluye también otro tipo de software como procesadores de texto, hoja de cálculo, reproductores multimedia, herramientas administrativas, etc. En el caso de incluir paquetes de código del proyecto </text:span><text:a xlink:type="simple" xlink:href="https://es.wikipedia.org/wiki/GNU" text:style-name="Internet_20_link" text:visited-style-name="Visited_20_Internet_20_Link"><text:span text:style-name="T15">GNU</text:span></text:a><text:span text:style-name="T15">, se denomina </text:span><text:a xlink:type="simple" xlink:href="https://es.wikipedia.org/wiki/GNU/Linux" text:style-name="Internet_20_link" text:visited-style-name="Visited_20_Internet_20_Link"><text:span text:style-name="T15">distribución GNU/Linux</text:span></text:a><text:span text:style-name="T15">.</text:span></text:p>
      <text:p text:style-name="Text_20_body"><text:span text:style-name="T15">Existen distribuciones que están soportadas comercialmente, como </text:span><text:a xlink:type="simple" xlink:href="https://es.wikipedia.org/wiki/Fedora_(distribución_Linux)" text:style-name="Internet_20_link" text:visited-style-name="Visited_20_Internet_20_Link"><text:span text:style-name="T15">Fedora</text:span></text:a><text:span text:style-name="T15"> (</text:span><text:a xlink:type="simple" xlink:href="https://es.wikipedia.org/wiki/Red_Hat" text:style-name="Internet_20_link" text:visited-style-name="Visited_20_Internet_20_Link"><text:span text:style-name="T15">Red Hat</text:span></text:a><text:span text:style-name="T15">), </text:span><text:a xlink:type="simple" xlink:href="https://es.wikipedia.org/wiki/OpenSUSE" text:style-name="Internet_20_link" text:visited-style-name="Visited_20_Internet_20_Link"><text:span text:style-name="T15">openSUSE</text:span></text:a><text:span text:style-name="T15"> (</text:span><text:a xlink:type="simple" xlink:href="https://es.wikipedia.org/wiki/Novell" text:style-name="Internet_20_link" text:visited-style-name="Visited_20_Internet_20_Link"><text:span text:style-name="T15">Novell</text:span></text:a><text:span text:style-name="T15">), </text:span><text:a xlink:type="simple" xlink:href="https://es.wikipedia.org/wiki/Ubuntu" text:style-name="Internet_20_link" text:visited-style-name="Visited_20_Internet_20_Link"><text:span text:style-name="T15">Ubuntu</text:span></text:a><text:span text:style-name="T15"> (</text:span><text:a xlink:type="simple" xlink:href="https://es.wikipedia.org/wiki/Canonical_Ltd." text:style-name="Internet_20_link" text:visited-style-name="Visited_20_Internet_20_Link"><text:span text:style-name="T15">Canonical Ltd.</text:span></text:a><text:span text:style-name="T15">) y </text:span><text:a xlink:type="simple" xlink:href="https://es.wikipedia.org/wiki/Mandriva" text:style-name="Internet_20_link" text:visited-style-name="Visited_20_Internet_20_Link"><text:span text:style-name="T15">Mandriva</text:span></text:a><text:span text:style-name="T15">; distribuciones mantenidas por la comunidad, como </text:span><text:a xlink:type="simple" xlink:href="https://es.wikipedia.org/wiki/Debian" text:style-name="Internet_20_link" text:visited-style-name="Visited_20_Internet_20_Link"><text:span text:style-name="T15">Debian</text:span></text:a><text:span text:style-name="T15"> y </text:span><text:a xlink:type="simple" xlink:href="https://es.wikipedia.org/wiki/Gentoo" text:style-name="Internet_20_link" text:visited-style-name="Visited_20_Internet_20_Link"><text:span text:style-name="T15">Gentoo</text:span></text:a><text:span text:style-name="T15">; y distribuciones que no están relacionadas con ninguna empresa o comunidad, como es el caso de </text:span><text:a xlink:type="simple" xlink:href="https://es.wikipedia.org/wiki/Slackware" text:style-name="Internet_20_link" text:visited-style-name="Visited_20_Internet_20_Link"><text:span text:style-name="T15">Slackware</text:span></text:a><text:span text:style-name="T15">.</text:span></text:p>
      <text:p text:style-name="P3">b)</text:p>
      <text:p text:style-name="P18">En general, las distribuciones Linux pueden ser:</text:p>
      <text:list xml:id="list61862247" text:style-name="L1">
        <text:list-item>
          <text:p text:style-name="P4">Comerciales o no comerciales.</text:p>
        </text:list-item>
        <text:list-item>
          <text:p text:style-name="P2"><text:span text:style-name="T15">Ser </text:span><text:a xlink:type="simple" xlink:href="https://es.wikipedia.org/wiki/Linux-libre" text:style-name="Internet_20_link" text:visited-style-name="Visited_20_Internet_20_Link"><text:span text:style-name="T15">completamente libres</text:span></text:a><text:span text:style-name="T15"> o incluir software privativo.</text:span></text:p>
        </text:list-item>
        <text:list-item>
          <text:p text:style-name="P4">Diseñadas para uso en el hogar o en las empresas.</text:p>
        </text:list-item>
        <text:list-item>
          <text:p text:style-name="P4">Diseñadas para servidores, escritorios o dispositivos empotrados.</text:p>
        </text:list-item>
        <text:list-item>
          <text:p text:style-name="P4">Orientadas a usuarios regulares o usuarios avanzados.</text:p>
        </text:list-item>
        <text:list-item>
          <text:p text:style-name="P2"><text:span text:style-name="T15">De uso general o para dispositivos altamente especializados, como un </text:span><text:a xlink:type="simple" xlink:href="https://es.wikipedia.org/wiki/Cortafuegos_(informática)" text:style-name="Internet_20_link" text:visited-style-name="Visited_20_Internet_20_Link"><text:span text:style-name="T15">cortafuegos</text:span></text:a><text:span text:style-name="T15">, un </text:span><text:a xlink:type="simple" xlink:href="https://es.wikipedia.org/wiki/Enrutador" text:style-name="Internet_20_link" text:visited-style-name="Visited_20_Internet_20_Link"><text:span text:style-name="T15">enrutador</text:span></text:a><text:span text:style-name="T15"> o un </text:span><text:a xlink:type="simple" xlink:href="https://es.wikipedia.org/wiki/Cluster_(informática)" text:style-name="Internet_20_link" text:visited-style-name="Visited_20_Internet_20_Link"><text:span text:style-name="T15">clúster computacional</text:span></text:a><text:span text:style-name="T15">.</text:span></text:p>
        </text:list-item>
        <text:list-item>
          <text:p text:style-name="P4">Diseñadas e incluso certificadas para un hardware o arquitectura específicos.</text:p>
        </text:list-item>
        <text:list-item>
          <text:p text:style-name="P2"><text:span text:style-name="T15">Orientadas hacia grupos en específico, por ejemplo a través de la </text:span><text:a xlink:type="simple" xlink:href="https://es.wikipedia.org/wiki/Internacionalización_y_localización" text:style-name="Internet_20_link" text:visited-style-name="Visited_20_Internet_20_Link"><text:span text:style-name="T15">internacionalización y localización</text:span></text:a><text:span text:style-name="T15"> del lenguaje, o por la inclusión de varios paquetes para la </text:span><text:a xlink:type="simple" xlink:href="https://es.wikipedia.org/wiki/Productor_discográfico" text:style-name="Internet_20_link" text:visited-style-name="Visited_20_Internet_20_Link"><text:span text:style-name="T15">producción musical</text:span></text:a><text:span text:style-name="T15"> o para </text:span><text:a xlink:type="simple" xlink:href="https://es.wikipedia.org/wiki/Computación_científica" text:style-name="Internet_20_link" text:visited-style-name="Visited_20_Internet_20_Link"><text:span text:style-name="T15">computación científica</text:span></text:a><text:span text:style-name="T15">.</text:span></text:p>
        </text:list-item>
        <text:list-item>
          <text:p text:style-name="P4">Configuradas especialmente para ser más seguras, completas, portables o fáciles de usar.</text:p>
        </text:list-item>
        <text:list-item>
          <text:p text:style-name="P4">Soportadas bajo distintos tipos de hardware.</text:p>
        </text:list-item>
      </text:list>
      <text:p text:style-name="P3">c)</text:p>
      <text:p text:style-name="Standard"><text:span text:style-name="T15">Debian o Proyecto Debian,(en </text:span><text:a xlink:type="simple" xlink:href="https://es.wikipedia.org/wiki/Idioma_inglés" text:style-name="Internet_20_link" text:visited-style-name="Visited_20_Internet_20_Link"><text:span text:style-name="T15">inglés</text:span></text:a><text:span text:style-name="T15">, </text:span><text:span text:style-name="T16">Debian Project</text:span><text:span text:style-name="T15">) es una comunidad conformada por </text:span><text:a xlink:type="simple" xlink:href="https://es.wikipedia.org/wiki/Desarrollador_de_software" text:style-name="Internet_20_link" text:visited-style-name="Visited_20_Internet_20_Link"><text:span text:style-name="T15">desarrolladores</text:span></text:a><text:span text:style-name="T15"> y </text:span><text:a xlink:type="simple" xlink:href="https://es.wikipedia.org/wiki/Usuario" text:style-name="Internet_20_link" text:visited-style-name="Visited_20_Internet_20_Link"><text:span text:style-name="T15">usuarios</text:span></text:a><text:span text:style-name="T15">, que mantiene un </text:span><text:a xlink:type="simple" xlink:href="https://es.wikipedia.org/wiki/Sistema_operativo" text:style-name="Internet_20_link" text:visited-style-name="Visited_20_Internet_20_Link"><text:span text:style-name="T15">sistema operativo</text:span></text:a><text:a xlink:type="simple" xlink:href="https://es.wikipedia.org/wiki/GNU" text:style-name="Internet_20_link" text:visited-style-name="Visited_20_Internet_20_Link"><text:span text:style-name="T15">GNU</text:span></text:a><text:span text:style-name="T15"> basado en </text:span><text:a xlink:type="simple" xlink:href="https://es.wikipedia.org/wiki/Software_libre" text:style-name="Internet_20_link" text:visited-style-name="Visited_20_Internet_20_Link"><text:span text:style-name="T15">software libre</text:span></text:a><text:span text:style-name="T15">. El sistema se encuentra precompilado, empaquetado y en formato </text:span><text:a xlink:type="simple" xlink:href="https://es.wikipedia.org/wiki/Deb" text:style-name="Internet_20_link" text:visited-style-name="Visited_20_Internet_20_Link"><text:span text:style-name="T15">deb</text:span></text:a><text:span text:style-name="T15"> para múltiples </text:span><text:a xlink:type="simple" xlink:href="https://es.wikipedia.org/wiki/Arquitectura_de_computador" text:style-name="Internet_20_link" text:visited-style-name="Visited_20_Internet_20_Link"><text:span text:style-name="T15">arquitecturas de computador</text:span></text:a><text:span text:style-name="T15"> y para varios </text:span><text:a xlink:type="simple" xlink:href="https://es.wikipedia.org/wiki/Núcleo_(informática)" text:style-name="Internet_20_link" text:visited-style-name="Visited_20_Internet_20_Link"><text:span text:style-name="T15">núcleos</text:span></text:a><text:span text:style-name="T15">. </text:span></text:p>
      <text:p text:style-name="P3"/>
      <text:p text:style-name="Text_20_body"><text:span text:style-name="T15">Ian Murdock fundó oficialmente el proyecto Debian el </text:span><text:a xlink:type="simple" xlink:href="http://groups.google.com/groups?selm=CBusDD.MIK%40unix.portal.com&amp;output=gplain" text:style-name="Internet_20_link" text:visited-style-name="Visited_20_Internet_20_Link"><text:span text:style-name="T15">16 de agosto de 1993</text:span></text:a><text:span text:style-name="T15">. Hasta ese momento, el concepto de una «distribución» de Linux era nuevo. Ian pretendió que Debian fuera una distribución realizada de forma abierta, siguiendo el espíritu de Linux y GNU (lea el manifiesto provisto como un apéndice a este documento para más detalles). La creación de Debian fue patrocinada por el proyecto GNU de la FSF durante un año (noviembre de 1994 a noviembre de 1995).</text:span></text:p>
      <text:p text:style-name="P18">Debian estaba pensada para ser desarrollada cuidadosa y conscientemente y ser mantenida y soportada con un cuidado similar. Lo que comenzó con un pequeño y grupo muy unido de hackers de software libre, fue creciendo gradualmente hasta convertirse en una gran comunidad de desarrolladores y usuarios bien organizada.</text:p>
      <text:p text:style-name="P18"><text:soft-page-break/>Debian es la única distribución que está abierta a las contribuciones de cada desarrollador y usuario que deseen participar con su trabajo. Y es la única distribución relevante de Linux que no es una entidad comercial. Es el único gran proyecto con una constitución, contrato social, y documento de directrices que organizan el proyecto. Debian es también la única distribución que se «micro-empaqueta» y que utiliza una detallada información de las dependencias de cada paquete con respecto a otros para asegurar la consistencia del sistema cuando tiene lugar una actualización.</text:p>
      <text:p text:style-name="P18">Debian ha adoptado un gran conjunto de directrices y procedimientos para el empaquetamiento y la distribución de software para poder alcanzar y mantener altos estándares de calidad. Se producen herramientas, sistemas automáticos y documentación de cada uno de los aspectos claves de Debian de una forma abierta y visible para poder sostener estos estándares.</text:p>
      <text:p text:style-name="P3">3-</text:p>
      <text:p text:style-name="P3">a)</text:p>
      <text:p text:style-name="P3"/>
      <text:p text:style-name="P3">b)</text:p>
      <text:p text:style-name="P3"><text:s/>También conocido como Kernel </text:p>
      <text:p text:style-name="P3">• Ejecuta programas y gestiona dispositivos de hardware </text:p>
      <text:p text:style-name="P3">• Es el encargado de que el software y el hardware puedan trabajar juntos </text:p>
      <text:p text:style-name="P3">• Sus funciones más importantes son la administración de memoria, CPU y la E/S </text:p>
      <text:p text:style-name="P3">• En si, y en un sentido estricto, es el sistema operativo </text:p>
      <text:p text:style-name="P3">• Es un núcleo monolítico híbrido: </text:p>
      <text:p text:style-name="P3">• Los drivers y código del Kernel se ejecutan en modo privilegiado </text:p>
      <text:p text:style-name="P3">• Lo que lo hace híbrido es la capacidad de cargar y descargar funcionalidad a través de módulos • Está licenciado bajo la lecencia GPL v2</text:p>
      <text:p text:style-name="P3"/>
      <text:p text:style-name="P3">4-</text:p>
      <text:p text:style-name="P3">a y c)</text:p>
      <text:p text:style-name="Standard"><text:span text:style-name="T15">kernel (de la raíz </text:span><text:a xlink:type="simple" xlink:href="https://es.wikipedia.org/wiki/Idioma_alemán" text:style-name="Internet_20_link" text:visited-style-name="Visited_20_Internet_20_Link"><text:span text:style-name="T15">germánica</text:span></text:a><text:span text:style-name="T15"> Kern, núcleo, hueso) es un </text:span><text:a xlink:type="simple" xlink:href="https://es.wikipedia.org/wiki/Software" text:style-name="Internet_20_link" text:visited-style-name="Visited_20_Internet_20_Link"><text:span text:style-name="T15">software</text:span></text:a><text:span text:style-name="T15"> que constituye una parte fundamental del </text:span><text:a xlink:type="simple" xlink:href="https://es.wikipedia.org/wiki/Sistema_operativo" text:style-name="Internet_20_link" text:visited-style-name="Visited_20_Internet_20_Link"><text:span text:style-name="T15">sistema operativo</text:span></text:a><text:span text:style-name="T15">, y se define como la parte que se ejecuta en </text:span><text:a xlink:type="simple" xlink:href="https://es.wikipedia.org/wiki/Modo_privilegiado" text:style-name="Internet_20_link" text:visited-style-name="Visited_20_Internet_20_Link"><text:span text:style-name="T15">modo privilegiado</text:span></text:a><text:span text:style-name="T15"> (conocido también como modo núcleo). </text:span></text:p>
      <text:p text:style-name="P3"/>
      <text:p text:style-name="P3"><text:s/>En 1991 Linus Torvalds inicia la programacion de un Kernel Linux basado en Minix (clon de Unix desarrollado por Tenembaum en 1987 con el ﬁn de crear un S.O. de uso didáctico) </text:p>
      <text:p text:style-name="P3">• El 5 de octubre de 1991, se anuncia la primera versión “oﬁcial” de Linux (0.02) </text:p>
      <text:p text:style-name="P3">• En 1992 se combina su desarrollo con GNU, formando GNU/Linux </text:p>
      <text:p text:style-name="P3">• La versión 1.0 apareció el 14 de marzo de 1994</text:p>
      <text:p text:style-name="P3"><text:s/>• Desarrollo continuado por miles de programadores al rededor del mundo</text:p>
      <text:p text:style-name="P3">• En mayo de 1996 se decide adoptar a Tux como mascota oﬁcial de Linux</text:p>
      <text:p text:style-name="P3">• En julio de 1996 se lanza la versión 2.0 y se deﬁne la nomenclatura de versionado. Se desarrolló hasta febrero de 2004 y terminó con la 2.0.40</text:p>
      <text:p text:style-name="P3"><text:s/>• En enero de 1999 se lanza la versión 2.2, que provee mejoras de portabilidad entre otras y se desarrolla hasta febrero de 2004 terminando en la versión 2.2.26 </text:p>
      <text:p text:style-name="P3">• En 2001 se lanza la versión 2.4 y se deja de desarrollar a ﬁnes del 2010 con la 2.4.37.11 </text:p>
      <text:p text:style-name="P3">• La versión 2.4 fue la que catapultó a GNU/Linux como un SO estable y robusto. Durante este período es que se comienza a utilizar Linux más asiduamente</text:p>
      <text:p text:style-name="P3">• A ﬁnes del 2003 se lanza la versión 2.6</text:p>
      <text:p text:style-name="P3">• Esta versión ha tenido muchas mejoras para el SO dentro de las que se destacan soporte de hilos, mejoras en la planiﬁcación y soporte de nuevo hardware </text:p>
      <text:p text:style-name="P3">• El 3 de agosto de 2011 se lanza la versión 2.6.39.4 anunciándose la misma desde meses previos como la última en su revisión </text:p>
      <text:p text:style-name="P3">• El 17 de julio de 2011 se lanza la versión 3.01</text:p>
      <text:p text:style-name="P3"><text:soft-page-break/>• No agrega mayores cambios. La decisión del cambio son los 20 años del SO y no superar los 40 números de revisión </text:p>
      <text:p text:style-name="P3">• Totalmente compatible con 2.6 </text:p>
      <text:p text:style-name="P3">• La última versión estable es la 4.7.1 (agosto de 2016) </text:p>
      <text:p text:style-name="P3"/>
      <text:p text:style-name="P3">b)</text:p>
      <text:p text:style-name="Standard"><text:span text:style-name="T15"> Es el principal responsable de facilitar a los distintos programas </text:span><text:a xlink:type="simple" xlink:href="https://es.wikipedia.org/wiki/Seguridad_informática" text:style-name="Internet_20_link" text:visited-style-name="Visited_20_Internet_20_Link"><text:span text:style-name="T15">acceso seguro</text:span></text:a><text:span text:style-name="T15"> al </text:span><text:a xlink:type="simple" xlink:href="https://es.wikipedia.org/wiki/Hardware" text:style-name="Internet_20_link" text:visited-style-name="Visited_20_Internet_20_Link"><text:span text:style-name="T15">hardware</text:span></text:a><text:span text:style-name="T15"> de la </text:span><text:a xlink:type="simple" xlink:href="https://es.wikipedia.org/wiki/Computadora_electrónica" text:style-name="Internet_20_link" text:visited-style-name="Visited_20_Internet_20_Link"><text:span text:style-name="T15">computadora</text:span></text:a><text:span text:style-name="T15"> o en forma básica, es el encargado de gestionar recursos, a través de servicios de llamada al sistema. Como hay muchos programas y el acceso al hardware es limitado, también se encarga de decidir qué programa podrá usar un dispositivo de hardware y durante cuánto tiempo, lo que se conoce como </text:span><text:a xlink:type="simple" xlink:href="https://es.wikipedia.org/wiki/Multiprogramación" text:style-name="Internet_20_link" text:visited-style-name="Visited_20_Internet_20_Link"><text:span text:style-name="T15">multiprogramación</text:span></text:a><text:span text:style-name="T15">. Acceder al hardware directamente puede ser realmente complejo, por lo que los núcleos suelen implementar una serie de </text:span><text:a xlink:type="simple" xlink:href="https://es.wikipedia.org/wiki/Abstracción_del_hardware" text:style-name="Internet_20_link" text:visited-style-name="Visited_20_Internet_20_Link"><text:span text:style-name="T15">abstracciones del hardware</text:span></text:a><text:span text:style-name="T15">. Esto permite esconder la complejidad, y proporcionar una interfaz limpia y uniforme al hardware subyacente, lo que facilita su uso al </text:span><text:a xlink:type="simple" xlink:href="https://es.wikipedia.org/wiki/Programador" text:style-name="Internet_20_link" text:visited-style-name="Visited_20_Internet_20_Link"><text:span text:style-name="T15">programador</text:span></text:a><text:span text:style-name="T15">. </text:span></text:p>
      <text:p text:style-name="P3"/>
      <text:p text:style-name="P3">e)</text:p>
      <text:p text:style-name="P5"><text:span text:style-name="T14">Se encuentra ubicado en </text:span>/<text:span text:style-name="T14">boot</text:span></text:p>
      <text:p text:style-name="P3"/>
      <text:p text:style-name="P3">f)</text:p>
      <text:p text:style-name="Standard"><text:span text:style-name="T15">Si porque tiene una arquitectura de </text:span><text:a xlink:type="simple" xlink:href="https://es.wikipedia.org/wiki/Sistema_operativo" text:style-name="Internet_20_link" text:visited-style-name="Visited_20_Internet_20_Link"><text:span text:style-name="T15">sistema operativo</text:span></text:a><text:span text:style-name="T15"> donde éste en su totalidad trabaja en espacio del núcleo, estando él solo en </text:span><text:a xlink:type="simple" xlink:href="https://es.wikipedia.org/wiki/Modo_protegido" text:style-name="Internet_20_link" text:visited-style-name="Visited_20_Internet_20_Link"><text:span text:style-name="T15">modo supervisor</text:span></text:a><text:span text:style-name="T15">. </text:span></text:p>
      <text:p text:style-name="P3"/>
      <text:p text:style-name="P6">5-</text:p>
      <text:p text:style-name="P6">a)</text:p>
      <text:p text:style-name="P6"><text:span text:style-name="T2">El interprete de comandos es el programa que recibe lo que se escribe en la terminal y lo convierte en instrucciones para el sistema operativo.</text:span> </text:p>
      <text:p text:style-name="P7"/>
      <text:p text:style-name="P6"><text:span text:style-name="T2">b)El objetivo de cualquier intérprete de comandos es ejecutar los programas que el usuario teclea en el </text:span><text:span text:style-name="T13">prompt</text:span><text:span text:style-name="T1"> </text:span><text:span text:style-name="T2">del mismo. El </text:span><text:span text:style-name="T13">prompt</text:span><text:span text:style-name="T1"> </text:span><text:span text:style-name="T2">es una indicación que muestra el intérprete para anunciar que espera una orden del usuario. Cuando el usuario escribe una orden, el intérprete ejecuta dicha orden. En dicha orden, puede haber programas internos o externos: Los programas internos son aquellos que vienen incorporados en el propio intérprete, mientras que los externos son programas separados (ej: aplicaciones de </text:span><text:span text:style-name="T13">/bin</text:span><text:span text:style-name="T2">,</text:span><text:span text:style-name="T13">/usr/bin</text:span><text:span text:style-name="T2">,...).</text:span> </text:p>
      <text:p text:style-name="P7"/>
      <text:p text:style-name="P6">c)</text:p>
      <text:h text:style-name="P31" text:outline-level="3">1. The Bourne Shell</text:h>
      <text:p text:style-name="P19">The Bourne shell (sh), written by Steve Bourne at AT&amp;T Bell Labs, is the original UNIX shell. It is the preferred shell for shell programming because of its compactness and speed. A Bourne shell drawback is that it lacks features for interactive use, such as the ability to recall previous commands (history). The Bourne shell also lacks built-in arithmetic and logical expression handling.</text:p>
      <text:p text:style-name="P19">The Bourne shell is the Solaris OS default shell. It is the standard shell for Solaris system administration scripts. For the Bourne shell the:</text:p>
      <text:list xml:id="list2805910578" text:style-name="L2">
        <text:list-item>
          <text:p text:style-name="P20"><text:span text:style-name="T2">Command full-path name is </text:span><text:span text:style-name="T3">/bin/sh</text:span><text:span text:style-name="T2"> and </text:span><text:span text:style-name="T3">/sbin/sh</text:span><text:span text:style-name="T2">.</text:span></text:p>
        </text:list-item>
        <text:list-item>
          <text:p text:style-name="P26"><text:span text:style-name="T2">Non-root user default prompt is </text:span><text:span text:style-name="T3">$</text:span><text:span text:style-name="T2">.</text:span></text:p>
        </text:list-item>
        <text:list-item>
          <text:p text:style-name="P26"><text:span text:style-name="T2">Root user default prompt is </text:span><text:span text:style-name="T3">#</text:span><text:span text:style-name="T2">.</text:span></text:p>
        </text:list-item>
      </text:list>
      <text:h text:style-name="P32" text:outline-level="3"><text:soft-page-break/>2. The C Shell</text:h>
      <text:p text:style-name="P19">The C shell (csh):</text:p>
      <text:list xml:id="list2595803599" text:style-name="L3">
        <text:list-item>
          <text:p text:style-name="P21"><text:span text:style-name="T2">Is a UNIX enhancement written by </text:span><text:span text:style-name="T3">Bill Joy</text:span><text:span text:style-name="T2"> at the University of California at Berkeley.</text:span></text:p>
        </text:list-item>
        <text:list-item>
          <text:p text:style-name="P27"><text:span text:style-name="T2">Incorporated features for interactive use, such as </text:span><text:span text:style-name="T3">aliases</text:span><text:span text:style-name="T2"> and </text:span><text:span text:style-name="T3">command history</text:span><text:span text:style-name="T2">.</text:span></text:p>
        </text:list-item>
        <text:list-item>
          <text:p text:style-name="P27"><text:span text:style-name="T2">Includes convenient programming features, such as </text:span><text:span text:style-name="T3">built-in arithmetic</text:span><text:span text:style-name="T2"> and a </text:span><text:span text:style-name="T3">C-like expression syntax</text:span><text:span text:style-name="T2">.</text:span></text:p>
        </text:list-item>
      </text:list>
      <text:p text:style-name="P19">For the C shell the:</text:p>
      <text:list xml:id="list1945304427" text:style-name="L4">
        <text:list-item>
          <text:p text:style-name="P22"><text:span text:style-name="T2">Command full-path name is </text:span><text:span text:style-name="T3">/bin/csh</text:span><text:span text:style-name="T2">.</text:span></text:p>
        </text:list-item>
        <text:list-item>
          <text:p text:style-name="P28"><text:span text:style-name="T2">Non-root user default prompt is hostname </text:span><text:span text:style-name="T3">%</text:span><text:span text:style-name="T2">.</text:span></text:p>
        </text:list-item>
        <text:list-item>
          <text:p text:style-name="P28"><text:span text:style-name="T2">Root user default prompt is hostname </text:span><text:span text:style-name="T3">#</text:span><text:span text:style-name="T2">.</text:span></text:p>
        </text:list-item>
      </text:list>
      <text:h text:style-name="P32" text:outline-level="3">3. The Korn Shell</text:h>
      <text:p text:style-name="P19">The Korn shell (ksh):</text:p>
      <text:list xml:id="list685959226" text:style-name="L5">
        <text:list-item>
          <text:p text:style-name="P23"><text:span text:style-name="T2">Was written by </text:span><text:span text:style-name="T3">David Korn</text:span><text:span text:style-name="T2"> at AT&amp;T Bell Labs</text:span></text:p>
        </text:list-item>
        <text:list-item>
          <text:p text:style-name="P25">Is a superset of the Bourne shell.</text:p>
        </text:list-item>
        <text:list-item>
          <text:p text:style-name="P25">Supports everything in the Bourne shell.</text:p>
        </text:list-item>
        <text:list-item>
          <text:p text:style-name="P25">Has interactive features comparable to those in the C shell.</text:p>
        </text:list-item>
        <text:list-item>
          <text:p text:style-name="P29"><text:span text:style-name="T2">Includes convenient programming features like </text:span><text:span text:style-name="T3">built-in arithmetic</text:span><text:span text:style-name="T2"> and </text:span><text:span text:style-name="T3">C-like arrays</text:span><text:span text:style-name="T2">, </text:span><text:span text:style-name="T3">functions</text:span><text:span text:style-name="T2">, and </text:span><text:span text:style-name="T3">string-manipulation facilities</text:span><text:span text:style-name="T2">.</text:span></text:p>
        </text:list-item>
        <text:list-item>
          <text:p text:style-name="P25">Is faster than the C shell.</text:p>
        </text:list-item>
        <text:list-item>
          <text:p text:style-name="P25">Runs scripts written for the Bourne shell.</text:p>
        </text:list-item>
      </text:list>
      <text:p text:style-name="P19">For the Korn shell the:</text:p>
      <text:list xml:id="list3460054736" text:style-name="L6">
        <text:list-item>
          <text:p text:style-name="P24"><text:span text:style-name="T2">Command full-path name is </text:span><text:span text:style-name="T3">/bin/ksh</text:span><text:span text:style-name="T2">.</text:span></text:p>
        </text:list-item>
        <text:list-item>
          <text:p text:style-name="P30"><text:span text:style-name="T2">Non-root user default prompt is </text:span><text:span text:style-name="T3">$</text:span><text:span text:style-name="T2">.</text:span></text:p>
        </text:list-item>
        <text:list-item>
          <text:p text:style-name="P30"><text:span text:style-name="T2">Root user default prompt is </text:span><text:span text:style-name="T3">#</text:span><text:span text:style-name="T2">.</text:span></text:p>
        </text:list-item>
      </text:list>
      <text:p text:style-name="P6"><text:soft-page-break/>d)</text:p>
      <text:p text:style-name="P8"><text:span text:style-name="T6">Para que los usuarios puedan cambiarlo por el que les guste y por una cuestión de seguridad de no permitir que un usuario ejecute comandos o scripts a nivel de kernel.</text:span><text:span text:style-name="T12"> </text:span></text:p>
      <text:p text:style-name="P8"><text:span text:style-name="T12"/></text:p>
      <text:p text:style-name="P9"><text:span text:style-name="T12">f)</text:span></text:p>
      <text:p text:style-name="P9"><text:span text:style-name="T6">Si se puede, en /etc/passwd, se debe modificar con el usuario root (superusuario/</text:span><text:span text:style-name="T7">administrador</text:span><text:span text:style-name="T6">), o usando sudo.</text:span></text:p>
      <text:p text:style-name="P9"><text:span text:style-name="T6"/></text:p>
      <text:p text:style-name="P10"><text:span text:style-name="T6">6)</text:span></text:p>
      <text:p text:style-name="P10"><text:span text:style-name="T6">a y b)</text:span></text:p>
      <text:p text:style-name="P10"><text:span text:style-name="T6">La forma en la que el sistema operativo organiza, guarda y recupera la información, para Windows es ntfs, FAT32 y para Linux ext4, ext3 o incluso FAT32 </text:span><text:span text:style-name="T9">también.</text:span></text:p>
      <text:p text:style-name="P10"><text:span text:style-name="T6"/></text:p>
      <text:p text:style-name="P11"><text:span text:style-name="T6">c)</text:span></text:p>
      <text:p text:style-name="P11"><text:span text:style-name="T6">Si</text:span></text:p>
      <text:p text:style-name="P11"><text:span text:style-name="T6"/></text:p>
      <text:p text:style-name="P11"><text:span text:style-name="T6">d)</text:span></text:p>
      <text:p text:style-name="P11"><text:span text:style-name="T6">FHS = Filesystem Hierarchy Standard, es el estándar que define las jerarqu</text:span><text:span text:style-name="T9">í</text:span><text:span text:style-name="T6">as del sistema de archivos de linux Estructura b</text:span><text:span text:style-name="T9">á</text:span><text:span text:style-name="T6">sica. </text:span></text:p>
      <text:p text:style-name="P12"><text:span text:style-name="T6">i. / Tope de la estructura de directorios. Es como el </text:span><text:a xlink:type="simple" xlink:href="../../../../../../../" text:style-name="Internet_20_link" text:visited-style-name="Visited_20_Internet_20_Link"><text:span text:style-name="T6">C:\</text:span></text:a></text:p>
      <text:p text:style-name="P12"><text:span text:style-name="T6">ii. /home Se almacenan archivos de usuarios (Mis documentos)</text:span></text:p>
      <text:p text:style-name="P12"><text:span text:style-name="T6">iii. /var Informaci</text:span><text:span text:style-name="T8">ó</text:span><text:span text:style-name="T6">n que var</text:span><text:span text:style-name="T9">í</text:span><text:span text:style-name="T6">a de tama</text:span><text:span text:style-name="T8">ñ</text:span><text:span text:style-name="T6">o (logs, BD, spools)</text:span></text:p>
      <text:p text:style-name="P12"><text:span text:style-name="T6">iv. /etc Archivos de configuraci</text:span><text:span text:style-name="T8">ó</text:span><text:span text:style-name="T6">n</text:span></text:p>
      <text:p text:style-name="P12"><text:span text:style-name="T6">v. /bin Archivos binarios y ejecutables</text:span></text:p>
      <text:p text:style-name="P12"><text:span text:style-name="T6">vi. /dev Enlace a dispositivos</text:span></text:p>
      <text:p text:style-name="P12"><text:span text:style-name="T6">vii. /usr Aplicaciones de usuarios</text:span></text:p>
      <text:p text:style-name="P12"><text:span text:style-name="T6"/></text:p>
      <text:p text:style-name="P15"><text:span text:style-name="T6">7)</text:span></text:p>
      <text:p text:style-name="P13"><text:span text:style-name="T6">a</text:span><text:span text:style-name="T10">)</text:span><text:span text:style-name="T6"> particiones </text:span></text:p>
      <text:p text:style-name="P13"><text:span text:style-name="T6">i. particiones físicas, ventajas: son las principales, desventajas: solo se pueden tener 4</text:span></text:p>
      <text:p text:style-name="P13"><text:span text:style-name="T6">ii. partición extendida. Se utiliza para crear particiones logicas dentro de esta, sola como tal no se puede formatear ni mucho menos guardar cosas</text:span></text:p>
      <text:p text:style-name="P13"><text:span text:style-name="T6">iii. partición lógica: se crean dentro de la partición extendida, estas se pueden crear tantas como sean necesarias (en realidad tienen limite, pero ridículamente alto) lo malo es que no se deberían usar para guardar cosas del sistema operativo.</text:span></text:p>
      <text:p text:style-name="P13"><text:span text:style-name="T6">iv. Volúmenes lógicos: al igual que las particiones </text:span><text:span text:style-name="T10">lógicas</text:span><text:span text:style-name="T6"> no pueden tener un sistema operativo pero por otro lado se pueden agrandar de forma mucho mas sencilla y eficaz, pudiendo usar distintos discos para agrandar un mismo volumen, ej te quedas sin espacio en la unidad C:, te compras un disco lo metes en la pc y usas ese espacio para agrandar la unidad C: en lugar de crear otra, además de utilidades para hacer backups como por ejemplo almacenar la información en espejo con otro disco.</text:span></text:p>
      <text:p text:style-name="P13"><text:span text:style-name="T6"/></text:p>
      <text:p text:style-name="P14"><text:span text:style-name="T6">b</text:span><text:span text:style-name="T11">)</text:span></text:p>
      <text:p text:style-name="P14"><text:span text:style-name="T6">HDx son dispositivos IDE (lectores de CD/DVD, discos duros IDE) y los dispositivos SDx son discos duros SCSI, y también SATA y dispositivos extraíbles. La letra (hdA hdB...) distingue el dispositivo, en el caso de los dispositivos IDE hda será el maestro del IDE primario, hdb el esclavo del IDE primario, hdc sería el maestro del IDE secundario y hdd el esclavo del IDE secundario; en el caso de los SCSI o SATA cada dispositivo se distingue por su letra después del 'sd'. </text:span></text:p>
      <text:p text:style-name="P16"><text:span text:style-name="T6">c)</text:span></text:p>
      <text:p text:style-name="P16"><text:span text:style-name="T6">Dos, una para la swap y otra para la / o sistema, para el sistema tiene que ser ext4 (por ejemplo) y para la swap (Linux-swap), el punto de montaje estaría en la partición /, ya que el punto de montaje tiene que estar donde este /boot, si /boot se pone en una partición aparte el punto de montaje debe ir en esta particion </text:span></text:p>
      <text:p text:style-name="P17"><text:span text:style-name="T6">d)</text:span></text:p>
      <text:p text:style-name="P17"><text:span text:style-name="T6"/></text:p>
      <text:p text:style-name="P9"><text:span text:style-name="T6"/></text:p>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Open Sans', Roboto, Georgia, Tahoma, Geneva, sans-serif"/>
    <style:font-face style:name="Open Sans" svg:font-family="'Open Sans', sans-serif"/>
    <style:font-face style:name="Oswald" svg:font-family="Oswald, serif"/>
    <style:font-face style:name="ProximaNova" svg:font-family="ProximaNova"/>
    <style:font-face style:name="Times New Roman" svg:font-family="'Times New Roman'"/>
    <style:font-face style:name="Whitney" svg:font-family="Whitney, 'Helvetica Neue', Helvetic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09:55:31.588000000</meta:creation-date>
    <dc:date>2019-08-30T23:07:51.858000000</dc:date>
    <meta:editing-duration>PT2H29M8S</meta:editing-duration>
    <meta:editing-cycles>9</meta:editing-cycles>
    <meta:generator>LibreOffice/6.2.3.2$Windows_X86_64 LibreOffice_project/aecc05fe267cc68dde00352a451aa867b3b546ac</meta:generator>
    <meta:document-statistic meta:table-count="0" meta:image-count="0" meta:object-count="0" meta:page-count="7" meta:paragraph-count="159" meta:word-count="2930" meta:character-count="17653" meta:non-whitespace-character-count="14859"/>
  </office:meta>
</office:document-meta>
</file>